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2.32856473956268cm 3.69192435624602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1.103cm" svg:height="2.68cm" draw:transform="rotate (-1.55247036964896) translate (4.50311331255019cm 4.87618306832634cm)" svg:viewBox="0 0 1104 2681" svg:d="M1103 2518c-58-184-194-510-256-1020-54-421-55-969-39-1164 15-195-834-547-807-160 33 475 42 668 123 1281 81 610 123 706 193 1045 71 338 827 119 786 18z">
          <text:p/>
        </draw:path>
        <draw:path draw:style-name="gr1" draw:text-style-name="P1" draw:layer="layout" svg:width="1.04cm" svg:height="3.263cm" draw:transform="rotate (-1.55281943549936) translate (4.6629827000706cm 3.04969345974688cm)" svg:viewBox="0 0 1041 3264" svg:d="M1039 3137c-47-197-177-1019-227-1591-51-573-12-1098 1-1204 4-79-817-510-813-270 3 239 29 873 88 1569 60 694 97 1067 165 1471 30 171 835 223 786 25z">
          <text:p/>
        </draw:path>
        <draw:path draw:style-name="gr1" draw:text-style-name="P1" draw:layer="layout" svg:width="0.903cm" svg:height="0.661cm" draw:transform="rotate (-2.15757602131539) translate (4.93682444043721cm 3.2094484371656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4.78445781206569cm 5.02979477512914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08) rotate (-2.1556561591382) translate (2.58445731859431cm 5.3654624998279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2.43765777377039cm 7.53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) rotate (-2.15687788961459) translate (2.4564734765608cm 3.78268889054306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8) rotate (-2.1556561591382) translate (2.12945731859441cm 3.4862958331613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4.598cm" svg:height="0.787cm" draw:transform="skewX (-0.00122173047639603) rotate (-1.55369210012535) translate (5.59841719966561cm 3.38242531171103cm)" svg:viewBox="0 0 4599 788" svg:d="M241 704c464 25 1624 50 2241 57s1720 52 1977 7c259-39 145-667-219-709-428-5-884 83-1802 79s-1757-74-2263-138c-153-19-330 683 66 704z">
          <text:p/>
        </draw:path>
        <draw:path draw:style-name="gr1" draw:text-style-name="P1" draw:layer="layout" svg:width="1.11cm" svg:height="2.907cm" draw:transform="rotate (-1.55247036964896) translate (8.1439217001261cm 4.89159525439405cm)" svg:viewBox="0 0 1111 2908" svg:d="M1110 2745c-58-185-194-510-257-1020-53-421-56-1113-41-1307s-855-694-810-220c44 474 48 871 129 1483 81 611 123 707 193 1046 71 337 827 118 786 18z">
          <text:p/>
        </draw:path>
        <draw:path draw:style-name="gr1" draw:text-style-name="P1" draw:layer="layout" svg:width="1.046cm" svg:height="3.55cm" draw:transform="rotate (-1.55281943549936) translate (8.549679588059cm 3.03857320586517cm)" svg:viewBox="0 0 1047 3551" svg:d="M1045 3424c-47-197-177-1019-227-1591-51-573-16-1405-3-1512 12-106-819-482-815-242 3 239 35 1153 94 1849 60 694 97 1067 165 1471 30 170 834 223 786 25z">
          <text:p/>
        </draw:path>
        <draw:path draw:style-name="gr1" draw:text-style-name="P1" draw:layer="layout" svg:width="0.903cm" svg:height="0.661cm" draw:transform="rotate (-2.15757602131539) translate (8.8328244404372cm 3.1994484371656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8.35145781206569cm 5.05179477512914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5.99845731859431cm 5.39146249982795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5.73965777377041cm 7.58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5.72945731859441cm 3.4862958331613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5:55.645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7"/>
  </office:meta>
</office:document-meta>
</file>